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PECSGS" table:style-name="ta1">
        <table:shapes>
          <draw:frame draw:z-index="0" draw:style-name="gr1" svg:width="15.834cm" svg:height="8.999cm" svg:x="0cm" svg:y="2.931cm">
            <draw:object draw:notify-on-update-of-ranges="PECSGS.B1:PECSGS.E1 PECSGS.A2:PECSGS.A2 PECSGS.B2:PECSGS.E2 PECSGS.A3:PECSGS.A3 PECSGS.B3:PECSGS.E3 PECSGS.A4:PECSGS.A4 PECSGS.B4:PECSGS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ce1"/>
        <table:table-row table:style-name="ro1">
          <table:table-cell office:value-type="string">
            <text:p>Box size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NETLIB (pecsgs)</text:p>
          </table:table-cell>
          <table:table-cell office:value-type="float" office:value="151.99">
            <text:p>151,99</text:p>
          </table:table-cell>
          <table:table-cell office:value-type="float" office:value="312.15">
            <text:p>312,15</text:p>
          </table:table-cell>
          <table:table-cell office:value-type="float" office:value="970.43">
            <text:p>970,43</text:p>
          </table:table-cell>
          <table:table-cell table:style-name="ce2" office:value-type="float" office:value="2574.81">
            <text:p>2574,81</text:p>
          </table:table-cell>
        </table:table-row>
        <table:table-row table:style-name="ro1">
          <table:table-cell office:value-type="string">
            <text:p>FFTW (pecsgs)</text:p>
          </table:table-cell>
          <table:table-cell office:value-type="float" office:value="112.11">
            <text:p>112,11</text:p>
          </table:table-cell>
          <table:table-cell office:value-type="float" office:value="243.86">
            <text:p>243,86</text:p>
          </table:table-cell>
          <table:table-cell office:value-type="float" office:value="771.58">
            <text:p>771,58</text:p>
          </table:table-cell>
          <table:table-cell table:style-name="ce3" office:value-type="float" office:value="2018.95">
            <text:p>2018,95</text:p>
          </table:table-cell>
        </table:table-row>
        <table:table-row table:style-name="ro2">
          <table:table-cell office:value-type="string">
            <text:p>cuFFT (pecsgs)</text:p>
          </table:table-cell>
          <table:table-cell office:value-type="float" office:value="87.9">
            <text:p>87,9</text:p>
          </table:table-cell>
          <table:table-cell office:value-type="float" office:value="151.99">
            <text:p>151,99</text:p>
          </table:table-cell>
          <table:table-cell office:value-type="float" office:value="485.88">
            <text:p>485,88</text:p>
          </table:table-cell>
          <table:table-cell table:style-name="ce4" office:value-type="string">
            <text:p>Not enough memory on the GPU</text:p>
          </table:table-cell>
        </table:table-row>
      </table:table>
      <table:table table:name="PERSONAL" table:style-name="ta1">
        <table:shapes>
          <draw:frame draw:z-index="0" draw:style-name="gr1" svg:width="15.999cm" svg:height="8.999cm" svg:x="0cm" svg:y="2.27cm">
            <draw:object draw:notify-on-update-of-ranges="PERSONAL.A1:PERSONAL.A1 PERSONAL.B1:PERSONAL.E1 PERSONAL.A2:PERSONAL.A2 PERSONAL.B2:PERSONAL.E2 PERSONAL.A3:PERSONAL.A3 PERSONAL.B3:PERSONAL.E3 PERSONAL.A4:PERSONAL.A4 PERSONAL.B4:PERSONAL.E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"/>
        <table:table-column table:style-name="co2" table:number-columns-repeated="4" table:default-cell-style-name="ce2"/>
        <table:table-row table:style-name="ro1">
          <table:table-cell office:value-type="string">
            <text:p>Box size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8">
            <text:p>128</text:p>
          </table:table-cell>
        </table:table-row>
        <table:table-row table:style-name="ro1">
          <table:table-cell office:value-type="string">
            <text:p>NETLIB (personal)</text:p>
          </table:table-cell>
          <table:table-cell office:value-type="float" office:value="48.235013">
            <text:p>48,235013</text:p>
          </table:table-cell>
          <table:table-cell office:value-type="float" office:value="116.963309">
            <text:p>116,963309</text:p>
          </table:table-cell>
          <table:table-cell office:value-type="float" office:value="415.537968">
            <text:p>415,537968</text:p>
          </table:table-cell>
          <table:table-cell office:value-type="float" office:value="1032.692538">
            <text:p>1032,692538</text:p>
          </table:table-cell>
        </table:table-row>
        <table:table-row table:style-name="ro1">
          <table:table-cell office:value-type="string">
            <text:p>FFTW (personal)</text:p>
          </table:table-cell>
          <table:table-cell office:value-type="float" office:value="42.666666">
            <text:p>42,666666</text:p>
          </table:table-cell>
          <table:table-cell office:value-type="float" office:value="102.57041">
            <text:p>102,57041</text:p>
          </table:table-cell>
          <table:table-cell office:value-type="float" office:value="386.628162">
            <text:p>386,628162</text:p>
          </table:table-cell>
          <table:table-cell office:value-type="float" office:value="950.067374">
            <text:p>950,067374</text:p>
          </table:table-cell>
        </table:table-row>
        <table:table-row table:style-name="ro1">
          <table:table-cell office:value-type="string">
            <text:p>cuFFT (personal)</text:p>
          </table:table-cell>
          <table:table-cell office:value-type="float" office:value="26.053628">
            <text:p>26,053628</text:p>
          </table:table-cell>
          <table:table-cell office:value-type="float" office:value="58.339646">
            <text:p>58,339646</text:p>
          </table:table-cell>
          <table:table-cell office:value-type="float" office:value="204.724794">
            <text:p>204,724794</text:p>
          </table:table-cell>
          <table:table-cell office:value-type="float" office:value="472.929555">
            <text:p>472,929555</text:p>
          </table:table-cell>
        </table:table-row>
      </table:table>
      <table:table table:name="TITANE" table:style-name="ta1">
        <table:shapes>
          <draw:frame draw:z-index="0" draw:style-name="gr1" svg:width="15.999cm" svg:height="8.999cm" svg:x="0cm" svg:y="2.164cm">
            <draw:object draw:notify-on-update-of-ranges="TITANE.B1:TITANE.E1 TITANE.A2:TITANE.A2 TITANE.B2:TITANE.E2 TITANE.A3:TITANE.A3 TITANE.B3:TITANE.E3 TITANE.A4:TITANE.A4 TITANE.B4:TITANE.E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2" table:number-columns-repeated="4" table:default-cell-style-name="ce2"/>
        <table:table-row table:style-name="ro1">
          <table:table-cell office:value-type="string">
            <text:p>Box size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8">
            <text:p>128</text:p>
          </table:table-cell>
        </table:table-row>
        <table:table-row table:style-name="ro1">
          <table:table-cell office:value-type="string">
            <text:p>NETLIB (titane)</text:p>
          </table:table-cell>
          <table:table-cell office:value-type="float" office:value="43.38">
            <text:p>43,38</text:p>
          </table:table-cell>
          <table:table-cell office:value-type="float" office:value="110.34">
            <text:p>110,34</text:p>
          </table:table-cell>
          <table:table-cell office:value-type="float" office:value="407.62">
            <text:p>407,62</text:p>
          </table:table-cell>
          <table:table-cell office:value-type="float" office:value="1023.15">
            <text:p>1023,15</text:p>
          </table:table-cell>
        </table:table-row>
        <table:table-row table:style-name="ro1">
          <table:table-cell office:value-type="string">
            <text:p>FFTW (titane)</text:p>
          </table:table-cell>
          <table:table-cell office:value-type="float" office:value="37.21">
            <text:p>37,21</text:p>
          </table:table-cell>
          <table:table-cell office:value-type="float" office:value="87.9">
            <text:p>87,9</text:p>
          </table:table-cell>
          <table:table-cell office:value-type="float" office:value="342.97">
            <text:p>342,97</text:p>
          </table:table-cell>
          <table:table-cell office:value-type="float" office:value="846.1">
            <text:p>846,1</text:p>
          </table:table-cell>
        </table:table-row>
        <table:table-row table:style-name="ro1">
          <table:table-cell office:value-type="string">
            <text:p>cuFFT (titane)</text:p>
          </table:table-cell>
          <table:table-cell office:value-type="float" office:value="24.26">
            <text:p>24,26</text:p>
          </table:table-cell>
          <table:table-cell office:value-type="float" office:value="52.95">
            <text:p>52,95</text:p>
          </table:table-cell>
          <table:table-cell office:value-type="float" office:value="185.83">
            <text:p>185,83</text:p>
          </table:table-cell>
          <table:table-cell office:value-type="float" office:value="452.22">
            <text:p>452,22</text:p>
          </table:table-cell>
        </table:table-row>
      </table:table>
      <table:table table:name="SUMMARY" table:style-name="ta1">
        <table:shapes>
          <draw:frame draw:z-index="0" draw:style-name="gr1" svg:width="22.471cm" svg:height="15.638cm" svg:x="0cm" svg:y="0.001cm">
            <draw:object draw:notify-on-update-of-ranges="PECSGS.B1:PECSGS.E1 PECSGS.A2:PECSGS.A2 PECSGS.B2:PECSGS.E2 PECSGS.A3:PECSGS.A3 PECSGS.B3:PECSGS.E3 PECSGS.A4:PECSGS.A4 PECSGS.B4:PECSGS.E4 PERSONAL.A2:PERSONAL.A2 PERSONAL.B2:PERSONAL.E2 PERSONAL.A3:PERSONAL.A3 PERSONAL.B3:PERSONAL.E3 PERSONAL.A4:PERSONAL.A4 PERSONAL.B4:PERSONAL.E4 TITANE.A2:TITANE.A2 TITANE.B2:TITANE.E2 TITANE.A3:TITANE.A3 TITANE.B3:TITANE.E3 TITANE.A4:TITANE.A4 TITANE.B4:TITANE.F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russon </meta:initial-creator>
    <meta:creation-date>2012-05-09T16:58:19</meta:creation-date>
    <dc:date>2013-07-03T11:45:12</dc:date>
    <dc:creator>David Brusson</dc:creator>
    <meta:editing-duration>PT4H19M48S</meta:editing-duration>
    <meta:editing-cycles>18</meta:editing-cycles>
    <meta:generator>LibreOffice/3.5$Linux_X86_64 LibreOffice_project/350m1$Build-2</meta:generator>
    <meta:document-statistic meta:table-count="4" meta:cell-count="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5cm" svg:height="9cm" xlink:href=".." xlink:type="simple" chart:class="chart:line" chart:style-name="ch1">
        <chart:title svg:x="3.151cm" svg:y="0.316cm" chart:style-name="ch2">
          <text:p>Computation time vs box size (sequential, ifort)</text:p>
        </chart:title>
        <chart:legend chart:legend-position="end" svg:x="11.845cm" svg:y="3.703cm" style:legend-expansion="high" chart:style-name="ch3"/>
        <chart:plot-area chart:style-name="ch4" table:cell-range-address="PECSGS.A1:PECSGS.E4" chart:data-source-has-labels="both" svg:x="1.327cm" svg:y="1.635cm" svg:width="9.886cm" svg:height="6.204cm">
          <chartooo:coordinate-region svg:x="2.319cm" svg:y="1.834cm" svg:width="8.614cm" svg:height="5.358cm"/>
          <chart:axis chart:dimension="x" chart:name="primary-x" chart:style-name="ch5" chartooo:axis-type="auto">
            <chartooo:date-scale/>
            <chart:title svg:x="5.604cm" svg:y="8.019cm" chart:style-name="ch6">
              <text:p>Box size</text:p>
            </chart:title>
            <chart:categories table:cell-range-address="PECSGS.B1:PECSGS.E1"/>
          </chart:axis>
          <chart:axis chart:dimension="y" chart:name="primary-y" chart:style-name="ch5">
            <chart:title svg:x="0.451cm" svg:y="5.376cm" chart:style-name="ch7">
              <text:p>Time (s)</text:p>
            </chart:title>
            <chart:grid chart:style-name="ch8" chart:class="major"/>
          </chart:axis>
          <chart:series chart:style-name="ch9" chart:values-cell-range-address="PECSGS.B2:PECSGS.E2" chart:label-cell-address="PECSGS.A2:PECSGS.A2" chart:class="chart:line">
            <chart:data-point chart:repeated="4"/>
          </chart:series>
          <chart:series chart:style-name="ch10" chart:values-cell-range-address="PECSGS.B3:PECSGS.E3" chart:label-cell-address="PECSGS.A3:PECSGS.A3" chart:class="chart:line">
            <chart:data-point chart:repeated="4"/>
          </chart:series>
          <chart:series chart:style-name="ch11" chart:values-cell-range-address="PECSGS.B4:PECSGS.E4" chart:label-cell-address="PECSGS.A4:PECSGS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8">
                <text:p>50</text:p>
                <draw:g>
                  <svg:desc>PECSGS.B1:PECSGS.E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pecsgs)</text:p>
                <draw:g>
                  <svg:desc>PECSGS.A2:PECSGS.A2</svg:desc>
                </draw:g>
              </table:table-cell>
              <table:table-cell office:value-type="float" office:value="151.99">
                <text:p>151.99</text:p>
                <draw:g>
                  <svg:desc>PECSGS.B2:PECSGS.E2</svg:desc>
                </draw:g>
              </table:table-cell>
              <table:table-cell office:value-type="float" office:value="312.15">
                <text:p>312.15</text:p>
              </table:table-cell>
              <table:table-cell office:value-type="float" office:value="970.43">
                <text:p>970.43</text:p>
              </table:table-cell>
              <table:table-cell office:value-type="float" office:value="2574.81">
                <text:p>2574.81</text:p>
              </table:table-cell>
            </table:table-row>
            <table:table-row>
              <table:table-cell office:value-type="string">
                <text:p>FFTW (pecsgs)</text:p>
                <draw:g>
                  <svg:desc>PECSGS.A3:PECSGS.A3</svg:desc>
                </draw:g>
              </table:table-cell>
              <table:table-cell office:value-type="float" office:value="112.11">
                <text:p>112.11</text:p>
                <draw:g>
                  <svg:desc>PECSGS.B3:PECSGS.E3</svg:desc>
                </draw:g>
              </table:table-cell>
              <table:table-cell office:value-type="float" office:value="243.86">
                <text:p>243.86</text:p>
              </table:table-cell>
              <table:table-cell office:value-type="float" office:value="771.58">
                <text:p>771.58</text:p>
              </table:table-cell>
              <table:table-cell office:value-type="float" office:value="2018.95">
                <text:p>2018.95</text:p>
              </table:table-cell>
            </table:table-row>
            <table:table-row>
              <table:table-cell office:value-type="string">
                <text:p>cuFFT (pecsgs)</text:p>
                <draw:g>
                  <svg:desc>PECSGS.A4:PECSGS.A4</svg:desc>
                </draw:g>
              </table:table-cell>
              <table:table-cell office:value-type="float" office:value="87.9">
                <text:p>87.9</text:p>
                <draw:g>
                  <svg:desc>PECSGS.B4:PECSGS.E4</svg:desc>
                </draw:g>
              </table:table-cell>
              <table:table-cell office:value-type="float" office:value="151.99">
                <text:p>151.99</text:p>
              </table:table-cell>
              <table:table-cell office:value-type="float" office:value="485.88">
                <text:p>485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Computation time vs box size (sequential, gfortran)</text:p>
        </chart:title>
        <chart:legend chart:legend-position="end" svg:x="11.825cm" svg:y="3.703cm" style:legend-expansion="high" chart:style-name="ch3"/>
        <chart:plot-area chart:style-name="ch4" table:cell-range-address="PERSONAL.A1:PERSONAL.E4" chart:data-source-has-labels="both" svg:x="1.331cm" svg:y="1.635cm" svg:width="9.854cm" svg:height="6.204cm">
          <chartooo:coordinate-region svg:x="2.323cm" svg:y="1.834cm" svg:width="8.582cm" svg:height="5.358cm"/>
          <chart:axis chart:dimension="x" chart:name="primary-x" chart:style-name="ch5" chartooo:axis-type="auto">
            <chartooo:date-scale/>
            <chart:title svg:x="5.592cm" svg:y="8.019cm" chart:style-name="ch6">
              <text:p>Box size</text:p>
            </chart:title>
            <chart:categories table:cell-range-address="PERSONAL.B1:PERSONAL.E1"/>
          </chart:axis>
          <chart:axis chart:dimension="y" chart:name="primary-y" chart:style-name="ch5">
            <chart:title svg:x="0.451cm" svg:y="5.376cm" chart:style-name="ch7">
              <text:p>Time (s)</text:p>
            </chart:title>
            <chart:grid chart:style-name="ch8" chart:class="major"/>
          </chart:axis>
          <chart:series chart:style-name="ch9" chart:values-cell-range-address="PERSONAL.B2:PERSONAL.E2" chart:label-cell-address="PERSONAL.A2:PERSONAL.A2" chart:class="chart:line">
            <chart:data-point chart:repeated="4"/>
          </chart:series>
          <chart:series chart:style-name="ch10" chart:values-cell-range-address="PERSONAL.B3:PERSONAL.E3" chart:label-cell-address="PERSONAL.A3:PERSONAL.A3" chart:class="chart:line">
            <chart:data-point chart:repeated="4"/>
          </chart:series>
          <chart:series chart:style-name="ch11" chart:values-cell-range-address="PERSONAL.B4:PERSONAL.E4" chart:label-cell-address="PERSONAL.A4:PERSONAL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8">
                <text:p>50</text:p>
                <draw:g>
                  <svg:desc>PERSONAL.B1:PERSONAL.E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personal)</text:p>
                <draw:g>
                  <svg:desc>PERSONAL.A2:PERSONAL.A2</svg:desc>
                </draw:g>
              </table:table-cell>
              <table:table-cell office:value-type="float" office:value="48.235013">
                <text:p>48.235013</text:p>
                <draw:g>
                  <svg:desc>PERSONAL.B2:PERSONAL.E2</svg:desc>
                </draw:g>
              </table:table-cell>
              <table:table-cell office:value-type="float" office:value="116.963309">
                <text:p>116.963309</text:p>
              </table:table-cell>
              <table:table-cell office:value-type="float" office:value="415.537968">
                <text:p>415.537968</text:p>
              </table:table-cell>
              <table:table-cell office:value-type="float" office:value="1032.692538">
                <text:p>1032.692538</text:p>
              </table:table-cell>
            </table:table-row>
            <table:table-row>
              <table:table-cell office:value-type="string">
                <text:p>FFTW (personal)</text:p>
                <draw:g>
                  <svg:desc>PERSONAL.A3:PERSONAL.A3</svg:desc>
                </draw:g>
              </table:table-cell>
              <table:table-cell office:value-type="float" office:value="42.666666">
                <text:p>42.666666</text:p>
                <draw:g>
                  <svg:desc>PERSONAL.B3:PERSONAL.E3</svg:desc>
                </draw:g>
              </table:table-cell>
              <table:table-cell office:value-type="float" office:value="102.57041">
                <text:p>102.57041</text:p>
              </table:table-cell>
              <table:table-cell office:value-type="float" office:value="386.628162">
                <text:p>386.628162</text:p>
              </table:table-cell>
              <table:table-cell office:value-type="float" office:value="950.067374">
                <text:p>950.067374</text:p>
              </table:table-cell>
            </table:table-row>
            <table:table-row>
              <table:table-cell office:value-type="string">
                <text:p>cuFFT (personal)</text:p>
                <draw:g>
                  <svg:desc>PERSONAL.A4:PERSONAL.A4</svg:desc>
                </draw:g>
              </table:table-cell>
              <table:table-cell office:value-type="float" office:value="26.053628">
                <text:p>26.053628</text:p>
                <draw:g>
                  <svg:desc>PERSONAL.B4:PERSONAL.E4</svg:desc>
                </draw:g>
              </table:table-cell>
              <table:table-cell office:value-type="float" office:value="58.339646">
                <text:p>58.339646</text:p>
              </table:table-cell>
              <table:table-cell office:value-type="float" office:value="204.724794">
                <text:p>204.724794</text:p>
              </table:table-cell>
              <table:table-cell office:value-type="float" office:value="472.929555">
                <text:p>472.929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34cm" svg:y="0.316cm" chart:style-name="ch2">
          <text:p>Computation time vs box size (sequential, ifort)</text:p>
        </chart:title>
        <chart:legend chart:legend-position="end" svg:x="12.274cm" svg:y="3.703cm" style:legend-expansion="high" chart:style-name="ch3"/>
        <chart:plot-area chart:style-name="ch4" table:cell-range-address="TITANE.A1:TITANE.E4" chart:data-source-has-labels="both" svg:x="1.331cm" svg:y="1.635cm" svg:width="10.304cm" svg:height="6.204cm">
          <chartooo:coordinate-region svg:x="2.323cm" svg:y="1.835cm" svg:width="9.032cm" svg:height="5.357cm"/>
          <chart:axis chart:dimension="x" chart:name="primary-x" chart:style-name="ch5" chartooo:axis-type="auto">
            <chartooo:date-scale/>
            <chart:title svg:x="5.817cm" svg:y="8.019cm" chart:style-name="ch6">
              <text:p>Box size</text:p>
            </chart:title>
            <chart:categories table:cell-range-address="TITANE.B1:TITANE.E1"/>
          </chart:axis>
          <chart:axis chart:dimension="y" chart:name="primary-y" chart:style-name="ch5">
            <chart:title svg:x="0.451cm" svg:y="5.376cm" chart:style-name="ch7">
              <text:p>Time (s)</text:p>
            </chart:title>
            <chart:grid chart:style-name="ch8" chart:class="major"/>
          </chart:axis>
          <chart:series chart:style-name="ch9" chart:values-cell-range-address="TITANE.B2:TITANE.E2" chart:label-cell-address="TITANE.A2:TITANE.A2" chart:class="chart:line">
            <chart:data-point chart:repeated="4"/>
          </chart:series>
          <chart:series chart:style-name="ch10" chart:values-cell-range-address="TITANE.B3:TITANE.E3" chart:label-cell-address="TITANE.A3:TITANE.A3" chart:class="chart:line">
            <chart:data-point chart:repeated="4"/>
          </chart:series>
          <chart:series chart:style-name="ch11" chart:values-cell-range-address="TITANE.B4:TITANE.E4" chart:label-cell-address="TITANE.A4:TITANE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8">
                <text:p>50</text:p>
                <draw:g>
                  <svg:desc>TITANE.B1:TITANE.E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titane)</text:p>
                <draw:g>
                  <svg:desc>TITANE.A2:TITANE.A2</svg:desc>
                </draw:g>
              </table:table-cell>
              <table:table-cell office:value-type="float" office:value="43.38">
                <text:p>43.38</text:p>
                <draw:g>
                  <svg:desc>TITANE.B2:TITANE.E2</svg:desc>
                </draw:g>
              </table:table-cell>
              <table:table-cell office:value-type="float" office:value="110.34">
                <text:p>110.34</text:p>
              </table:table-cell>
              <table:table-cell office:value-type="float" office:value="407.62">
                <text:p>407.62</text:p>
              </table:table-cell>
              <table:table-cell office:value-type="float" office:value="1023.15">
                <text:p>1023.15</text:p>
              </table:table-cell>
            </table:table-row>
            <table:table-row>
              <table:table-cell office:value-type="string">
                <text:p>FFTW (titane)</text:p>
                <draw:g>
                  <svg:desc>TITANE.A3:TITANE.A3</svg:desc>
                </draw:g>
              </table:table-cell>
              <table:table-cell office:value-type="float" office:value="37.21">
                <text:p>37.21</text:p>
                <draw:g>
                  <svg:desc>TITANE.B3:TITANE.E3</svg:desc>
                </draw:g>
              </table:table-cell>
              <table:table-cell office:value-type="float" office:value="87.9">
                <text:p>87.9</text:p>
              </table:table-cell>
              <table:table-cell office:value-type="float" office:value="342.97">
                <text:p>342.97</text:p>
              </table:table-cell>
              <table:table-cell office:value-type="float" office:value="846.1">
                <text:p>846.1</text:p>
              </table:table-cell>
            </table:table-row>
            <table:table-row>
              <table:table-cell office:value-type="string">
                <text:p>cuFFT (titane)</text:p>
                <draw:g>
                  <svg:desc>TITANE.A4:TITANE.A4</svg:desc>
                </draw:g>
              </table:table-cell>
              <table:table-cell office:value-type="float" office:value="24.26">
                <text:p>24.26</text:p>
                <draw:g>
                  <svg:desc>TITANE.B4:TITANE.E4</svg:desc>
                </draw:g>
              </table:table-cell>
              <table:table-cell office:value-type="float" office:value="52.95">
                <text:p>52.95</text:p>
              </table:table-cell>
              <table:table-cell office:value-type="float" office:value="185.83">
                <text:p>185.83</text:p>
              </table:table-cell>
              <table:table-cell office:value-type="float" office:value="452.22">
                <text:p>452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1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minimum="10" chart:maximum="3000" chart:origin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72cm" svg:height="15.639cm" xlink:href=".." xlink:type="simple" chart:class="chart:line" chart:style-name="ch1">
        <chart:title svg:x="6.986cm" svg:y="0.448cm" chart:style-name="ch2">
          <text:p>Computation time vs box size (sequential)</text:p>
        </chart:title>
        <chart:legend svg:x="17.609cm" svg:y="5.682cm" style:legend-expansion="custom" chartooo:width="3.965cm" chartooo:height="4.582cm" style:legend-expansion-aspect-ratio="0.86534264513313" chart:style-name="ch3"/>
        <chart:plot-area chart:style-name="ch4" table:cell-range-address="PECSGS.B1:PECSGS.E4 PECSGS.A2:PECSGS.A4 PERSONAL.A2:PERSONAL.E4 TITANE.A2:TITANE.E3 TITANE.A4:TITANE.F4" chart:data-source-has-labels="both" svg:x="0.465cm" svg:y="2.161cm" svg:width="21.097cm" svg:height="12.18cm">
          <chartooo:coordinate-region svg:x="1.457cm" svg:y="2.161cm" svg:width="20.105cm" svg:height="11.533cm"/>
          <chart:axis chart:dimension="x" chart:name="primary-x" chart:style-name="ch5" chartooo:axis-type="auto">
            <chartooo:date-scale/>
            <chart:title svg:x="10.347cm" svg:y="14.653cm" chart:style-name="ch6">
              <text:p>Box size</text:p>
            </chart:title>
            <chart:categories table:cell-range-address="PECSGS.B1:PECSGS.E1"/>
          </chart:axis>
          <chart:axis chart:dimension="y" chart:name="primary-y" chart:style-name="ch7">
            <chart:title svg:x="0cm" svg:y="8.89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ECSGS.B2:PECSGS.E2" chart:label-cell-address="PECSGS.A2:PECSGS.A2" chart:class="chart:line">
            <chart:data-point chart:repeated="4"/>
          </chart:series>
          <chart:series chart:style-name="ch12" chart:values-cell-range-address="PECSGS.B3:PECSGS.E3" chart:label-cell-address="PECSGS.A3:PECSGS.A3" chart:class="chart:line">
            <chart:data-point chart:repeated="4"/>
          </chart:series>
          <chart:series chart:style-name="ch13" chart:values-cell-range-address="PECSGS.B4:PECSGS.E4" chart:label-cell-address="PECSGS.A4:PECSGS.A4" chart:class="chart:line">
            <chart:data-point chart:repeated="4"/>
          </chart:series>
          <chart:series chart:style-name="ch14" chart:values-cell-range-address="PERSONAL.B2:PERSONAL.E2" chart:label-cell-address="PERSONAL.A2:PERSONAL.A2" chart:class="chart:line">
            <chart:data-point chart:repeated="4"/>
          </chart:series>
          <chart:series chart:style-name="ch15" chart:values-cell-range-address="PERSONAL.B3:PERSONAL.E3" chart:label-cell-address="PERSONAL.A3:PERSONAL.A3" chart:class="chart:line">
            <chart:data-point chart:repeated="4"/>
          </chart:series>
          <chart:series chart:style-name="ch16" chart:values-cell-range-address="PERSONAL.B4:PERSONAL.E4" chart:label-cell-address="PERSONAL.A4:PERSONAL.A4" chart:class="chart:line">
            <chart:data-point chart:repeated="4"/>
          </chart:series>
          <chart:series chart:style-name="ch17" chart:values-cell-range-address="TITANE.B2:TITANE.E2" chart:label-cell-address="TITANE.A2:TITANE.A2" chart:class="chart:line">
            <chart:data-point chart:repeated="4"/>
          </chart:series>
          <chart:series chart:style-name="ch18" chart:values-cell-range-address="TITANE.B3:TITANE.E3" chart:label-cell-address="TITANE.A3:TITANE.A3" chart:class="chart:line">
            <chart:data-point chart:repeated="4"/>
          </chart:series>
          <chart:series chart:style-name="ch19" chart:values-cell-range-address="TITANE.B4:TITANE.F4" chart:label-cell-address="TITANE.A4:TITANE.A4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8">
                <text:p>50</text:p>
                <draw:g>
                  <svg:desc>PECSGS.B1:PECSGS.E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pecsgs)</text:p>
                <draw:g>
                  <svg:desc>PECSGS.A2:PECSGS.A2</svg:desc>
                </draw:g>
              </table:table-cell>
              <table:table-cell office:value-type="float" office:value="151.99">
                <text:p>151.99</text:p>
                <draw:g>
                  <svg:desc>PECSGS.B2:PECSGS.E2</svg:desc>
                </draw:g>
              </table:table-cell>
              <table:table-cell office:value-type="float" office:value="312.15">
                <text:p>312.15</text:p>
              </table:table-cell>
              <table:table-cell office:value-type="float" office:value="970.43">
                <text:p>970.43</text:p>
              </table:table-cell>
              <table:table-cell office:value-type="float" office:value="2574.81">
                <text:p>2574.81</text:p>
              </table:table-cell>
            </table:table-row>
            <table:table-row>
              <table:table-cell office:value-type="string">
                <text:p>FFTW (pecsgs)</text:p>
                <draw:g>
                  <svg:desc>PECSGS.A3:PECSGS.A3</svg:desc>
                </draw:g>
              </table:table-cell>
              <table:table-cell office:value-type="float" office:value="112.11">
                <text:p>112.11</text:p>
                <draw:g>
                  <svg:desc>PECSGS.B3:PECSGS.E3</svg:desc>
                </draw:g>
              </table:table-cell>
              <table:table-cell office:value-type="float" office:value="243.86">
                <text:p>243.86</text:p>
              </table:table-cell>
              <table:table-cell office:value-type="float" office:value="771.58">
                <text:p>771.58</text:p>
              </table:table-cell>
              <table:table-cell office:value-type="float" office:value="2018.95">
                <text:p>2018.95</text:p>
              </table:table-cell>
            </table:table-row>
            <table:table-row>
              <table:table-cell office:value-type="string">
                <text:p>cuFFT (pecsgs)</text:p>
                <draw:g>
                  <svg:desc>PECSGS.A4:PECSGS.A4</svg:desc>
                </draw:g>
              </table:table-cell>
              <table:table-cell office:value-type="float" office:value="87.9">
                <text:p>87.9</text:p>
                <draw:g>
                  <svg:desc>PECSGS.B4:PECSGS.E4</svg:desc>
                </draw:g>
              </table:table-cell>
              <table:table-cell office:value-type="float" office:value="151.99">
                <text:p>151.99</text:p>
              </table:table-cell>
              <table:table-cell office:value-type="float" office:value="485.88">
                <text:p>485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TLIB (personal)</text:p>
                <draw:g>
                  <svg:desc>PERSONAL.A2:PERSONAL.A2</svg:desc>
                </draw:g>
              </table:table-cell>
              <table:table-cell office:value-type="float" office:value="48.235013">
                <text:p>48.235013</text:p>
                <draw:g>
                  <svg:desc>PERSONAL.B2:PERSONAL.E2</svg:desc>
                </draw:g>
              </table:table-cell>
              <table:table-cell office:value-type="float" office:value="116.963309">
                <text:p>116.963309</text:p>
              </table:table-cell>
              <table:table-cell office:value-type="float" office:value="415.537968">
                <text:p>415.537968</text:p>
              </table:table-cell>
              <table:table-cell office:value-type="float" office:value="1032.692538">
                <text:p>1032.692538</text:p>
              </table:table-cell>
            </table:table-row>
            <table:table-row>
              <table:table-cell office:value-type="string">
                <text:p>FFTW (personal)</text:p>
                <draw:g>
                  <svg:desc>PERSONAL.A3:PERSONAL.A3</svg:desc>
                </draw:g>
              </table:table-cell>
              <table:table-cell office:value-type="float" office:value="42.666666">
                <text:p>42.666666</text:p>
                <draw:g>
                  <svg:desc>PERSONAL.B3:PERSONAL.E3</svg:desc>
                </draw:g>
              </table:table-cell>
              <table:table-cell office:value-type="float" office:value="102.57041">
                <text:p>102.57041</text:p>
              </table:table-cell>
              <table:table-cell office:value-type="float" office:value="386.628162">
                <text:p>386.628162</text:p>
              </table:table-cell>
              <table:table-cell office:value-type="float" office:value="950.067374">
                <text:p>950.067374</text:p>
              </table:table-cell>
            </table:table-row>
            <table:table-row>
              <table:table-cell office:value-type="string">
                <text:p>cuFFT (personal)</text:p>
                <draw:g>
                  <svg:desc>PERSONAL.A4:PERSONAL.A4</svg:desc>
                </draw:g>
              </table:table-cell>
              <table:table-cell office:value-type="float" office:value="26.053628">
                <text:p>26.053628</text:p>
                <draw:g>
                  <svg:desc>PERSONAL.B4:PERSONAL.E4</svg:desc>
                </draw:g>
              </table:table-cell>
              <table:table-cell office:value-type="float" office:value="58.339646">
                <text:p>58.339646</text:p>
              </table:table-cell>
              <table:table-cell office:value-type="float" office:value="204.724794">
                <text:p>204.724794</text:p>
              </table:table-cell>
              <table:table-cell office:value-type="float" office:value="472.929555">
                <text:p>472.929555</text:p>
              </table:table-cell>
            </table:table-row>
            <table:table-row>
              <table:table-cell office:value-type="string">
                <text:p>NETLIB (titane)</text:p>
                <draw:g>
                  <svg:desc>TITANE.A2:TITANE.A2</svg:desc>
                </draw:g>
              </table:table-cell>
              <table:table-cell office:value-type="float" office:value="43.38">
                <text:p>43.38</text:p>
                <draw:g>
                  <svg:desc>TITANE.B2:TITANE.E2</svg:desc>
                </draw:g>
              </table:table-cell>
              <table:table-cell office:value-type="float" office:value="110.34">
                <text:p>110.34</text:p>
              </table:table-cell>
              <table:table-cell office:value-type="float" office:value="407.62">
                <text:p>407.62</text:p>
              </table:table-cell>
              <table:table-cell office:value-type="float" office:value="1023.15">
                <text:p>1023.15</text:p>
              </table:table-cell>
            </table:table-row>
            <table:table-row>
              <table:table-cell office:value-type="string">
                <text:p>FFTW (titane)</text:p>
                <draw:g>
                  <svg:desc>TITANE.A3:TITANE.A3</svg:desc>
                </draw:g>
              </table:table-cell>
              <table:table-cell office:value-type="float" office:value="37.21">
                <text:p>37.21</text:p>
                <draw:g>
                  <svg:desc>TITANE.B3:TITANE.E3</svg:desc>
                </draw:g>
              </table:table-cell>
              <table:table-cell office:value-type="float" office:value="87.9">
                <text:p>87.9</text:p>
              </table:table-cell>
              <table:table-cell office:value-type="float" office:value="342.97">
                <text:p>342.97</text:p>
              </table:table-cell>
              <table:table-cell office:value-type="float" office:value="846.1">
                <text:p>846.1</text:p>
              </table:table-cell>
            </table:table-row>
            <table:table-row>
              <table:table-cell office:value-type="string">
                <text:p>cuFFT (titane)</text:p>
                <draw:g>
                  <svg:desc>TITANE.A4:TITANE.A4</svg:desc>
                </draw:g>
              </table:table-cell>
              <table:table-cell office:value-type="float" office:value="24.26">
                <text:p>24.26</text:p>
                <draw:g>
                  <svg:desc>TITANE.B4:TITANE.F4</svg:desc>
                </draw:g>
              </table:table-cell>
              <table:table-cell office:value-type="float" office:value="52.95">
                <text:p>52.95</text:p>
              </table:table-cell>
              <table:table-cell office:value-type="float" office:value="185.83">
                <text:p>185.83</text:p>
              </table:table-cell>
              <table:table-cell office:value-type="float" office:value="452.22">
                <text:p>452.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